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53df" officeooo:paragraph-rsid="000853df"/>
    </style:style>
    <style:style style:name="P2" style:family="paragraph" style:parent-style-name="Standard" style:list-style-name="L1">
      <style:text-properties officeooo:rsid="000853df" officeooo:paragraph-rsid="000853df"/>
    </style:style>
    <style:style style:name="P3" style:family="paragraph" style:parent-style-name="Standard" style:list-style-name="L1">
      <style:text-properties officeooo:rsid="000aa3ca" officeooo:paragraph-rsid="000aa3ca"/>
    </style:style>
    <style:style style:name="P4" style:family="paragraph" style:parent-style-name="Standard" style:list-style-name="L1">
      <style:text-properties fo:font-weight="bold" officeooo:rsid="000aa3ca" officeooo:paragraph-rsid="000aa3ca" style:font-weight-asian="bold" style:font-weight-complex="bold"/>
    </style:style>
    <style:style style:name="P5" style:family="paragraph" style:parent-style-name="Standard" style:list-style-name="L1">
      <style:text-properties fo:font-weight="bold" officeooo:rsid="000b83a2" officeooo:paragraph-rsid="000b83a2" style:font-weight-asian="bold" style:font-weight-complex="bold"/>
    </style:style>
    <style:style style:name="P6" style:family="paragraph" style:parent-style-name="Standard" style:list-style-name="L1">
      <style:text-properties fo:font-weight="bold" officeooo:rsid="00086508" officeooo:paragraph-rsid="00086508" style:font-weight-asian="bold" style:font-weight-complex="bold"/>
    </style:style>
    <style:style style:name="P7" style:family="paragraph" style:parent-style-name="Standard" style:list-style-name="L1">
      <style:text-properties fo:font-weight="bold" officeooo:rsid="000d71ec" officeooo:paragraph-rsid="000d71ec" style:font-weight-asian="bold" style:font-weight-complex="bold"/>
    </style:style>
    <style:style style:name="P8" style:family="paragraph" style:parent-style-name="Standard" style:list-style-name="L1">
      <style:text-properties fo:font-weight="bold" officeooo:rsid="0011c035" officeooo:paragraph-rsid="0011c035" style:font-weight-asian="bold" style:font-weight-complex="bold"/>
    </style:style>
    <style:style style:name="P9" style:family="paragraph" style:parent-style-name="Standard" style:list-style-name="L1">
      <style:text-properties fo:font-weight="bold" officeooo:rsid="00134086" officeooo:paragraph-rsid="00134086" style:font-weight-asian="bold" style:font-weight-complex="bold"/>
    </style:style>
    <style:style style:name="P10" style:family="paragraph" style:parent-style-name="Standard" style:list-style-name="L1">
      <style:text-properties officeooo:rsid="00086508" officeooo:paragraph-rsid="00086508"/>
    </style:style>
    <style:style style:name="T1" style:family="text">
      <style:text-properties officeooo:rsid="0009899c"/>
    </style:style>
    <style:style style:name="T2" style:family="text">
      <style:text-properties officeooo:rsid="000a78c2"/>
    </style:style>
    <style:style style:name="T3" style:family="text">
      <style:text-properties officeooo:rsid="000aa3ca"/>
    </style:style>
    <style:style style:name="T4" style:family="text">
      <style:text-properties officeooo:rsid="000b83a2"/>
    </style:style>
    <style:style style:name="T5" style:family="text">
      <style:text-properties officeooo:rsid="000d71ec"/>
    </style:style>
    <style:style style:name="T6" style:family="text">
      <style:text-properties officeooo:rsid="000e9b36"/>
    </style:style>
    <style:style style:name="T7" style:family="text">
      <style:text-properties officeooo:rsid="000fd4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TS2 Installation Checklist</text:p>
      <text:p text:style-name="P1"/>
      <text:p text:style-name="P1">The following <text:span text:style-name="T2">are</text:span> things that need to be done to move to the new CTS2 system.</text:p>
      <text:p text:style-name="P1"/>
      <text:list xml:id="list3329091261" text:style-name="L1">
        <text:list-item>
          <text:p text:style-name="P2"><text:span text:style-name="T7">C</text:span>ut-over date <text:span text:style-name="T7">is Jan 1, 2019</text:span></text:p>
          <text:list>
            <text:list-item>
              <text:p text:style-name="P2">Develop user videos to provide a brief overview of the system's basic functionality.</text:p>
            </text:list-item>
            <text:list-item>
              <text:p text:style-name="P2">Create user quick guide document for easy hard copy reference.</text:p>
            </text:list-item>
          </text:list>
        </text:list-item>
        <text:list-item>
          <text:p text:style-name="P2">Review and update the system user registration info. <text:s/><text:span text:style-name="T2">Make sure all those registered are current users.</text:span></text:p>
        </text:list-item>
        <text:list-item>
          <text:p text:style-name="P2">Review and move the bulletin board items from the old system into CTS2. <text:s/></text:p>
          <text:list>
            <text:list-item>
              <text:p text:style-name="P3">Current <text:span text:style-name="T7">bulletin board </text:span>items in old system need to be reviewed, old ones deleted.</text:p>
            </text:list-item>
            <text:list-item>
              <text:p text:style-name="P4">On cut over date DK will run utility <text:span text:style-name="T5">bboardmover.php</text:span> to move all <text:span text:style-name="T4">bboard items</text:span> into the new system <text:span text:style-name="T5">from old cts/BBNotes folder</text:span>.</text:p>
            </text:list-item>
          </text:list>
        </text:list-item>
        <text:list-item>
          <text:p text:style-name="P2">Review and update the resource links on the old system and make sure they are <text:span text:style-name="T1">current and </text:span>available on the new. <text:s/><text:span text:style-name="T2">Ensure all links in new system are appropriate and valid working links.</text:span></text:p>
        </text:list-item>
        <text:list-item>
          <text:p text:style-name="P2">Review and update the <text:span text:style-name="T3">reference documents</text:span> on the old system and move to the new.</text:p>
          <text:list>
            <text:list-item>
              <text:p text:style-name="P2">Copy the entire library from the old to the new CTS2.</text:p>
            </text:list-item>
            <text:list-item>
              <text:p text:style-name="P2"><text:span text:style-name="T3">Define the new</text:span> group names that should be <text:span text:style-name="T3">created for</text:span> the document groups.</text:p>
            </text:list-item>
            <text:list-item>
              <text:p text:style-name="P2"><text:span text:style-name="T2">Add the group number (first) digit to</text:span> the documents to reflect the new groupings.</text:p>
            </text:list-item>
          </text:list>
        </text:list-item>
        <text:list-item>
          <text:p text:style-name="P5">Initialize DB <text:span text:style-name="T7">on CTS2 system</text:span></text:p>
          <text:list>
            <text:list-item>
              <text:p text:style-name="P6">Establish the starting call number <text:span text:style-name="T4">(Done: 1000) </text:span>for the CTS2 system.</text:p>
            </text:list-item>
            <text:list-item>
              <text:p text:style-name="P5">Truncate calls table and set auto increment to 1000</text:p>
            </text:list-item>
            <text:list-item>
              <text:p text:style-name="P5">Truncate call<text:span text:style-name="T6">s</text:span>log table</text:p>
            </text:list-item>
            <text:list-item>
              <text:p text:style-name="P5">Truncate log table</text:p>
            </text:list-item>
          </text:list>
        </text:list-item>
        <text:list-item>
          <text:p text:style-name="P7">Set new environment for old CTS system</text:p>
          <text:list>
            <text:list-item>
              <text:p text:style-name="P7">rename existing version of callprocessing.php in server CTS folder <text:span text:style-name="T7">to block adding calls.</text:span></text:p>
            </text:list-item>
            <text:list-item>
              <text:p text:style-name="P9">Rename existing Userlist.txt to save original and limit logins to admin only.</text:p>
            </text:list-item>
            <text:list-item>
              <text:p text:style-name="P7">copy all files from laptop dev CTS folder into server CTS folder</text:p>
            </text:list-item>
            <text:list-item>
              <text:p text:style-name="P8">delete all user id's from old CTS system except for Kelly and Susan.</text:p>
            </text:list-item>
          </text:list>
        </text:list-item>
        <text:list-item>
          <text:p text:style-name="P10">Review and identify any additional reporting requirements <text:span text:style-name="T3">for the reports menu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Klinzman</meta:initial-creator>
    <meta:creation-date>2010-04-13T12:05:18</meta:creation-date>
    <dc:date>2018-12-23T15:02:56.658434234</dc:date>
    <dc:creator>Dave Klinzman</dc:creator>
    <meta:editing-duration>PT45M1S</meta:editing-duration>
    <meta:editing-cycles>11</meta:editing-cycles>
    <meta:generator>LibreOffice/6.0.6.2$Linux_X86_64 LibreOffice_project/00m0$Build-2</meta:generator>
    <meta:document-statistic meta:table-count="0" meta:image-count="0" meta:object-count="0" meta:page-count="1" meta:paragraph-count="25" meta:word-count="321" meta:character-count="1774" meta:non-whitespace-character-count="1497"/>
  </office:meta>
</office:document-meta>
</file>